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text-properties fo:font-weight="bold" officeooo:paragraph-rsid="00125c28" style:font-weight-asian="bold" style:font-weight-complex="bold"/>
    </style:style>
    <style:style style:name="P4" style:family="paragraph" style:parent-style-name="Text_20_body">
      <style:text-properties fo:font-weight="bold" officeooo:paragraph-rsid="0012265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1ebbb0" officeooo:paragraph-rsid="001ebbb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f06f1" officeooo:paragraph-rsid="001f06f1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3bd27" officeooo:paragraph-rsid="0023bd27"/>
    </style:style>
    <style:style style:name="P9" style:family="paragraph" style:parent-style-name="Text_20_body">
      <style:paragraph-properties fo:break-before="page"/>
      <style:text-properties officeooo:rsid="002930f4" officeooo:paragraph-rsid="002930f4"/>
    </style:style>
    <style:style style:name="P10" style:family="paragraph" style:parent-style-name="SUSE-extra_5f_spacing" style:list-style-name="L1"/>
    <style:style style:name="P11" style:family="paragraph" style:parent-style-name="SUSE-extra_5f_spacing" style:list-style-name="L1">
      <style:text-properties fo:font-weight="bold" officeooo:rsid="002caf81" officeooo:paragraph-rsid="002caf81" style:font-weight-asian="bold" style:font-weight-complex="bold"/>
    </style:style>
    <style:style style:name="P12" style:family="paragraph" style:parent-style-name="SUSE-extra_5f_spacing" style:list-style-name="L2">
      <style:text-properties fo:font-weight="bold" style:font-weight-asian="bold" style:font-weight-complex="bold"/>
    </style:style>
    <style:style style:name="P13" style:family="paragraph" style:parent-style-name="SUSE-extra_5f_spacing" style:list-style-name="L2">
      <style:text-properties fo:font-weight="bold" officeooo:paragraph-rsid="003982fd" style:font-weight-asian="bold" style:font-weight-complex="bold"/>
    </style:style>
    <style:style style:name="P14" style:family="paragraph" style:parent-style-name="SUSE-extra_5f_spacing" style:list-style-name="L2"/>
    <style:style style:name="P15" style:family="paragraph" style:parent-style-name="Heading_20_3">
      <style:text-properties officeooo:paragraph-rsid="002faa0d"/>
    </style:style>
    <style:style style:name="P16" style:family="paragraph" style:parent-style-name="Heading_20_3">
      <style:text-properties officeooo:paragraph-rsid="0022a2b3"/>
    </style:style>
    <style:style style:name="P17" style:family="paragraph" style:parent-style-name="Heading_20_3">
      <style:text-properties officeooo:rsid="00035f35" officeooo:paragraph-rsid="0023bd27"/>
    </style:style>
    <style:style style:name="P18" style:family="paragraph" style:parent-style-name="Heading_20_2">
      <style:text-properties officeooo:rsid="001ebbb0" officeooo:paragraph-rsid="001ebbb0"/>
    </style:style>
    <style:style style:name="P19" style:family="paragraph" style:parent-style-name="Standard" style:list-style-name="L1">
      <style:text-properties officeooo:rsid="001fa351" officeooo:paragraph-rsid="001fa351"/>
    </style:style>
    <style:style style:name="P20" style:family="paragraph" style:parent-style-name="Standard" style:list-style-name="L1">
      <style:text-properties officeooo:rsid="001fa351" officeooo:paragraph-rsid="002faa0d"/>
    </style:style>
    <style:style style:name="P21" style:family="paragraph" style:parent-style-name="Standard" style:list-style-name="L1">
      <style:text-properties officeooo:rsid="001fa351" officeooo:paragraph-rsid="00317edf"/>
    </style:style>
    <style:style style:name="P22" style:family="paragraph" style:parent-style-name="Standard" style:list-style-name="L1">
      <style:text-properties officeooo:rsid="002faa0d" officeooo:paragraph-rsid="002faa0d"/>
    </style:style>
    <style:style style:name="P23" style:family="paragraph" style:parent-style-name="Standard" style:list-style-name="L1">
      <style:text-properties officeooo:rsid="00317edf" officeooo:paragraph-rsid="00317edf"/>
    </style:style>
    <style:style style:name="P24" style:family="paragraph" style:parent-style-name="Standard" style:list-style-name="L1">
      <style:text-properties officeooo:rsid="00317edf" officeooo:paragraph-rsid="0036bfd5"/>
    </style:style>
    <style:style style:name="P25" style:family="paragraph" style:parent-style-name="Standard" style:list-style-name="L1">
      <style:text-properties fo:font-weight="bold" officeooo:rsid="00317edf" officeooo:paragraph-rsid="00317edf" style:font-weight-asian="bold" style:font-weight-complex="bold"/>
    </style:style>
    <style:style style:name="P26" style:family="paragraph" style:parent-style-name="Standard" style:list-style-name="L2">
      <style:text-properties fo:font-weight="bold" officeooo:rsid="0028ac08" officeooo:paragraph-rsid="0028ac08" style:font-weight-asian="bold" style:font-weight-complex="bold"/>
    </style:style>
    <style:style style:name="P27" style:family="paragraph" style:parent-style-name="Standard" style:list-style-name="L1">
      <style:text-properties officeooo:rsid="0036bfd5" officeooo:paragraph-rsid="0036bfd5"/>
    </style:style>
    <style:style style:name="P28" style:family="paragraph" style:parent-style-name="Standard" style:list-style-name="L2">
      <style:text-properties officeooo:rsid="00221269" officeooo:paragraph-rsid="00221269"/>
    </style:style>
    <style:style style:name="P29" style:family="paragraph" style:parent-style-name="Standard" style:list-style-name="L2">
      <style:text-properties officeooo:rsid="0022a2b3" officeooo:paragraph-rsid="0022a2b3"/>
    </style:style>
    <style:style style:name="P30" style:family="paragraph" style:parent-style-name="Standard" style:list-style-name="L2">
      <style:text-properties officeooo:rsid="0023bd27" officeooo:paragraph-rsid="0023bd27"/>
    </style:style>
    <style:style style:name="P31" style:family="paragraph" style:parent-style-name="Standard" style:list-style-name="L2">
      <style:text-properties officeooo:rsid="00250cf7" officeooo:paragraph-rsid="00250cf7"/>
    </style:style>
    <style:style style:name="P32" style:family="paragraph" style:parent-style-name="Standard" style:list-style-name="L2">
      <style:text-properties officeooo:rsid="002561c1" officeooo:paragraph-rsid="002561c1"/>
    </style:style>
    <style:style style:name="P33" style:family="paragraph" style:parent-style-name="Standard" style:list-style-name="L2">
      <style:text-properties officeooo:rsid="0025e60a" officeooo:paragraph-rsid="0025e60a"/>
    </style:style>
    <style:style style:name="P34" style:family="paragraph" style:parent-style-name="Standard" style:list-style-name="L2">
      <style:text-properties officeooo:rsid="0028ac08" officeooo:paragraph-rsid="0028ac08"/>
    </style:style>
    <style:style style:name="P35" style:family="paragraph" style:parent-style-name="Standard" style:list-style-name="L2">
      <style:text-properties officeooo:rsid="0028ac08" officeooo:paragraph-rsid="002930f4"/>
    </style:style>
    <style:style style:name="P36" style:family="paragraph" style:parent-style-name="Standard" style:list-style-name="L2">
      <style:text-properties officeooo:rsid="002930f4" officeooo:paragraph-rsid="002930f4"/>
    </style:style>
    <style:style style:name="P37" style:family="paragraph" style:parent-style-name="Standard" style:list-style-name="L2">
      <style:text-properties officeooo:rsid="003982fd" officeooo:paragraph-rsid="003982fd"/>
    </style:style>
    <style:style style:name="P38" style:family="paragraph" style:parent-style-name="Standard" style:list-style-name="L2">
      <style:text-properties officeooo:rsid="002acfc1" officeooo:paragraph-rsid="002acfc1"/>
    </style:style>
    <style:style style:name="P39" style:family="paragraph" style:parent-style-name="Standard" style:list-style-name="L2">
      <style:text-properties officeooo:rsid="001919de" officeooo:paragraph-rsid="00005e3f"/>
    </style:style>
    <style:style style:name="P40" style:family="paragraph" style:parent-style-name="Standard" style:list-style-name="L2">
      <style:text-properties officeooo:rsid="0041a32e" officeooo:paragraph-rsid="004271e3"/>
    </style:style>
    <style:style style:name="P41" style:family="paragraph" style:parent-style-name="Standard" style:list-style-name="L2">
      <style:text-properties officeooo:rsid="004271e3" officeooo:paragraph-rsid="004271e3"/>
    </style:style>
    <style:style style:name="P42" style:family="paragraph" style:parent-style-name="Standard" style:list-style-name="L2">
      <style:text-properties officeooo:rsid="0044aa3c" officeooo:paragraph-rsid="0044aa3c"/>
    </style:style>
    <style:style style:name="T1" style:family="text">
      <style:text-properties officeooo:rsid="00035f35"/>
    </style:style>
    <style:style style:name="T2" style:family="text">
      <style:text-properties officeooo:rsid="001fa351"/>
    </style:style>
    <style:style style:name="T3" style:family="text">
      <style:text-properties officeooo:rsid="00211712"/>
    </style:style>
    <style:style style:name="T4" style:family="text">
      <style:text-properties officeooo:rsid="0022a2b3"/>
    </style:style>
    <style:style style:name="T5" style:family="text">
      <style:text-properties officeooo:rsid="0023bd2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ebd26"/>
    </style:style>
    <style:style style:name="T8" style:family="text">
      <style:text-properties officeooo:rsid="002930f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166" style:font-weight-asian="bold" style:font-weight-complex="bold"/>
    </style:style>
    <style:style style:name="T11" style:family="text">
      <style:text-properties officeooo:rsid="002efd63"/>
    </style:style>
    <style:style style:name="T12" style:family="text">
      <style:text-properties officeooo:rsid="00317edf"/>
    </style:style>
    <style:style style:name="T13" style:family="text">
      <style:text-properties style:font-weight-asian="bold" style:font-weight-complex="bold"/>
    </style:style>
    <style:style style:name="T14" style:family="text">
      <style:text-properties officeooo:rsid="00349234"/>
    </style:style>
    <style:style style:name="T15" style:family="text">
      <style:text-properties officeooo:rsid="0036bfd5"/>
    </style:style>
    <style:style style:name="T16" style:family="text">
      <style:text-properties officeooo:rsid="003b50ca"/>
    </style:style>
    <style:style style:name="T17" style:family="text">
      <style:text-properties officeooo:rsid="003e53b1"/>
    </style:style>
    <style:style style:name="T18" style:family="text">
      <style:text-properties officeooo:rsid="004271e3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18" text:outline-level="2">Setup Clone Master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Description:</text:p>
            <text:p text:style-name="P6">In this section you will set up a Kubic Clone Master which will make it easier to create new nodes.</text:p>
            <text:p text:style-name="P7">Note: <text:span text:style-name="T2">T</text:span>his tutorial <text:span text:style-name="T2">was written </text:span>using Virtualbox 6.0. <text:span text:style-name="T2">It contains </text:span>step by step <text:span text:style-name="T2">instructions for</text:span> the installation process. <text:span text:style-name="T2">However i</text:span>t is assumed that the user knows how to install and use Virtualbox on the operating system of their choice.</text:p>
          </table:table-cell>
        </table:table-row>
      </table:table>
      <text:p text:style-name="P1"/>
      <text:h text:style-name="Heading_20_3" text:outline-level="3"><text:span text:style-name="T1">Task</text:span> 1: <text:span text:style-name="T4">Download the installation media</text:span></text:h>
      <text:list xml:id="list470085927" text:style-name="L1">
        <text:list-item>
          <text:p text:style-name="P19">Go to the following url and download the current version of the Kubic url:</text:p>
          <text:p text:style-name="P10"><text:span text:style-name="SUSE-filename">http://download.opensuse.org/tumbleweed/iso/openSUSE-Tumbleweed-Kubic-DVD-x86_64-Current.iso.mirrorlist <text:s/></text:span></text:p>
        </text:list-item>
      </text:list>
      <text:h text:style-name="P15" text:outline-level="3"><text:span text:style-name="T1">Task</text:span> <text:span text:style-name="T4">2</text:span>: <text:span text:style-name="T3">Set up NAT Network</text:span></text:h>
      <text:list xml:id="list162312956252579" text:continue-list="list470085927" text:style-name="L1">
        <text:list-item text:start-value="1">
          <text:p text:style-name="P20">Open VirtualBox and Click on <text:span text:style-name="SUSE-emphasis.light"><text:span text:style-name="T13">File</text:span></text:span> and then <text:span text:style-name="SUSE-emphasis.light">Preferences</text:span>:</text:p>
        </text:list-item>
        <text:list-item>
          <text:p text:style-name="P22">Click on the <text:span text:style-name="SUSE-emphasis.light">Network</text:span> Icon</text:p>
        </text:list-item>
        <text:list-item>
          <text:p text:style-name="P22">Click on the first icon on the right that <text:span text:style-name="SUSE-emphasis.light">Adds new NAT network</text:span></text:p>
        </text:list-item>
        <text:list-item>
          <text:p text:style-name="P22">Click on the third icon on the right that <text:span text:style-name="SUSE-emphasis.light">Edits selected NAT network</text:span></text:p>
        </text:list-item>
        <text:list-item>
          <text:p text:style-name="P22">The <text:span text:style-name="SUSE-emphasis.light"><text:span text:style-name="T13">Network CIDR</text:span></text:span> should be:</text:p>
          <text:p text:style-name="P22"><text:span text:style-name="SUSE-filename">10.0.2.0/24</text:span></text:p>
          <text:p text:style-name="P22"><text:span text:style-name="T14">Leave the rest of the settings as their default values</text:span><text:line-break/>Click <text:span text:style-name="SUSE-emphasis.light">OK</text:span> to close this screen</text:p>
        </text:list-item>
        <text:list-item>
          <text:p text:style-name="P22">Click <text:span text:style-name="SUSE-emphasis.light">OK</text:span> to close the preferences screen</text:p>
        </text:list-item>
      </text:list>
      <text:h text:style-name="P16" text:outline-level="3"><text:span text:style-name="T1">Task</text:span> <text:span text:style-name="T16">3</text:span>: <text:span text:style-name="T3">Set up a new VM</text:span></text:h>
      <text:list xml:id="list162313066576737" text:continue-list="list162312956252579" text:style-name="L1">
        <text:list-item text:start-value="1">
          <text:p text:style-name="P19">Open VirtualBox and Click on the <text:span text:style-name="SUSE-emphasis.light">New</text:span> icon:</text:p>
        </text:list-item>
        <text:list-item>
          <text:p text:style-name="P19">In the <text:span text:style-name="SUSE-emphasis.light">Name</text:span> field, enter a name: </text:p>
          <text:p text:style-name="P11">Kubic-CloneMaster</text:p>
        </text:list-item>
        <text:list-item>
          <text:p text:style-name="P19">In the <text:span text:style-name="SUSE-emphasis.light">Version</text:span> field, choose OpenSUSE 64-bit</text:p>
          <text:p text:style-name="P19">Click <text:span text:style-name="SUSE-emphasis.light">Next</text:span></text:p>
        </text:list-item>
        <text:list-item>
          <text:p text:style-name="P19">Allow for <text:span text:style-name="T9">2048MB</text:span> RAM</text:p>
          <text:p text:style-name="P19">Click <text:span text:style-name="SUSE-emphasis.light">Next</text:span></text:p>
        </text:list-item>
        <text:list-item>
          <text:p text:style-name="P19"><text:soft-page-break/>Choose Create a virtual hard disk now</text:p>
          <text:p text:style-name="P19">Click <text:span text:style-name="SUSE-emphasis.light">Next</text:span></text:p>
        </text:list-item>
        <text:list-item>
          <text:p text:style-name="P19">Choose <text:span text:style-name="SUSE-emphasis.light">VDI (Virtual Disk Image)</text:span></text:p>
          <text:p text:style-name="P19">Click <text:span text:style-name="SUSE-emphasis.light">Next</text:span></text:p>
        </text:list-item>
        <text:list-item>
          <text:p text:style-name="P19">Choose <text:span text:style-name="SUSE-emphasis.light">Dynamically allocated</text:span></text:p>
          <text:p text:style-name="P19">Click <text:span text:style-name="SUSE-emphasis.light">Next</text:span></text:p>
        </text:list-item>
        <text:list-item>
          <text:p text:style-name="P19">Allow for <text:span text:style-name="T10">30</text:span><text:span text:style-name="T9">GB</text:span></text:p>
          <text:p text:style-name="P21">Click <text:span text:style-name="SUSE-emphasis.light"><text:span text:style-name="T17">Create</text:span></text:span></text:p>
        </text:list-item>
        <text:list-item>
          <text:p text:style-name="P21">C<text:span text:style-name="T12">lick on the </text:span><text:span text:style-name="SUSE-emphasis.light"><text:span text:style-name="T12">Settings</text:span></text:span><text:span text:style-name="T12"> icon on the right</text:span></text:p>
        </text:list-item>
        <text:list-item>
          <text:p text:style-name="P23">Go to the <text:span text:style-name="SUSE-emphasis.light">Network</text:span> icon</text:p>
        </text:list-item>
        <text:list-item>
          <text:p text:style-name="P23">Change <text:span text:style-name="SUSE-emphasis.light">Attached to</text:span></text:p>
          <text:p text:style-name="P25">NAT Network</text:p>
          <text:p text:style-name="P23">Name: <text:span text:style-name="T9">NatNetwork</text:span></text:p>
        </text:list-item>
        <text:list-item>
          <text:p text:style-name="P24">Go to the <text:span text:style-name="SUSE-emphasis.light"><text:span text:style-name="T15">System</text:span></text:span> icon <text:span text:style-name="T15">and click on the </text:span><text:span text:style-name="SUSE-emphasis.light"><text:span text:style-name="T15">Processor</text:span></text:span><text:span text:style-name="T15"> tab</text:span></text:p>
        </text:list-item>
        <text:list-item>
          <text:p text:style-name="P27">Change the number of processors to <text:span text:style-name="T9">2</text:span></text:p>
        </text:list-item>
        <text:list-item>
          <text:p text:style-name="P27">Click <text:span text:style-name="SUSE-emphasis.light">OK</text:span></text:p>
        </text:list-item>
      </text:list>
      <text:p text:style-name="P1"/>
      <text:h text:style-name="Heading_20_3" text:outline-level="3"><text:span text:style-name="T1">Task</text:span> <text:span text:style-name="T16">4</text:span>: <text:span text:style-name="T3">Start Installation</text:span></text:h>
      <text:list xml:id="list4049081794" text:style-name="L2">
        <text:list-item>
          <text:p text:style-name="P28">On the main Virtualbox screen, choose <text:span text:style-name="SUSE-emphasis.light">Kubic-CloneMaster</text:span> and click on the Start icon</text:p>
          <text:p text:style-name="P14">You will be prompted to <text:span text:style-name="SUSE-emphasis.light">Select a start-up disk</text:span></text:p>
        </text:list-item>
        <text:list-item>
          <text:p text:style-name="P28">Click on the folder icon:</text:p>
          <text:p text:style-name="P14">Choose the current iso file that you downloaded in Task 1</text:p>
        </text:list-item>
        <text:list-item>
          <text:p text:style-name="P29">Click <text:span text:style-name="SUSE-emphasis.light">start</text:span></text:p>
        </text:list-item>
        <text:list-item>
          <text:p text:style-name="P29">When the virtual machine boots, choose the install<text:span text:style-name="T5">ation</text:span> option.</text:p>
        </text:list-item>
        <text:list-item>
          <text:p text:style-name="P30">On the license screen, click <text:span text:style-name="SUSE-emphasis.light">next</text:span> if you agree</text:p>
        </text:list-item>
        <text:list-item>
          <text:p text:style-name="P30">Choose <text:span text:style-name="T9">kubeadm Node</text:span></text:p>
          <text:p text:style-name="P30">Click <text:span text:style-name="SUSE-emphasis.light">Next</text:span></text:p>
        </text:list-item>
        <text:list-item>
          <text:p text:style-name="P30">Enter an NTP server local to you or use the default one that is provided</text:p>
          <text:p text:style-name="P14"><text:span text:style-name="T5">Go to</text:span><text:span text:style-name="T6"> </text:span><text:span text:style-name="SUSE-filename"><text:span text:style-name="T7">http://ntp.org</text:span></text:span><text:span text:style-name="T7"> </text:span><text:span text:style-name="T5">for more information.</text:span></text:p>
          <text:p text:style-name="P14"><text:line-break/>Click <text:span text:style-name="SUSE-emphasis.light">Next</text:span></text:p>
        </text:list-item>
        <text:list-item>
          <text:p text:style-name="P30">Enter a root password and then confirm it</text:p>
          <text:p text:style-name="P30">Click <text:span text:style-name="SUSE-emphasis.light">Next</text:span></text:p>
        </text:list-item>
        <text:list-item>
          <text:p text:style-name="P30"><text:soft-page-break/>Click <text:span text:style-name="SUSE-emphasis.light">Install</text:span></text:p>
        </text:list-item>
      </text:list>
      <text:h text:style-name="P17" text:outline-level="3">Task <text:span text:style-name="T16">5</text:span>: Post-Installation setup</text:h>
      <text:list xml:id="list162313060880384" text:continue-list="list4049081794" text:style-name="L2">
        <text:list-item text:start-value="1">
          <text:p text:style-name="P31">After the installation has finished, the VM will reboot. Choose <text:span text:style-name="SUSE-emphasis.light">Boot from Hard Disk</text:span></text:p>
        </text:list-item>
        <text:list-item>
          <text:p text:style-name="P31">Choose the first option: <text:span text:style-name="SUSE-emphasis.light">openSUSE Tumbleweed Kubic</text:span><text:span text:style-name="T18"> </text:span></text:p>
        </text:list-item>
        <text:list-item>
          <text:p text:style-name="P40"><text:span text:style-name="T18">Log into the command line:</text:span></text:p>
          <text:p text:style-name="P31"><text:span text:style-name="SUSE-emphasis.light">Userid</text:span>: <text:span text:style-name="T9">root</text:span></text:p>
          <text:p text:style-name="P31"><text:span text:style-name="SUSE-emphasis.light">Password</text:span>: <text:span text:style-name="T9">[your root password]</text:span></text:p>
        </text:list-item>
        <text:list-item>
          <text:p text:style-name="P41">Eject the installation media:</text:p>
          <text:p text:style-name="P14"><text:span text:style-name="SUSE-command">eject /dev/sr0</text:span> </text:p>
        </text:list-item>
        <text:list-item>
          <text:p text:style-name="P31">Install Yast for easier network configuration:</text:p>
          <text:p text:style-name="P14"><text:span text:style-name="SUSE-command">transactional-update pkg install yast2-network</text:span></text:p>
        </text:list-item>
        <text:list-item>
          <text:p text:style-name="P32">Reboot your vm:</text:p>
          <text:p text:style-name="P14"><text:span text:style-name="SUSE-command">reboot</text:span></text:p>
        </text:list-item>
        <text:list-item>
          <text:p text:style-name="P32">Repeat steps 1-3 in this task:</text:p>
        </text:list-item>
        <text:list-item>
          <text:p text:style-name="P33">Start the curses version of yast to configure networking</text:p>
          <text:p text:style-name="P14"><text:span text:style-name="SUSE-command">yast2 lan</text:span></text:p>
        </text:list-item>
        <text:list-item>
          <text:p text:style-name="P34">Use the <text:span text:style-name="T9">F4</text:span> key on your keyboard to edit:</text:p>
          <text:p text:style-name="P42">You can use the <text:span text:style-name="T9">tab</text:span> key to navigate the screen</text:p>
        </text:list-item>
        <text:list-item>
          <text:p text:style-name="P34">Click <text:span text:style-name="T9">alt t</text:span> on your keyboard to change to Statically Assigned IP Address</text:p>
        </text:list-item>
        <text:list-item>
          <text:p text:style-name="P34">In the IP Address field, enter:</text:p>
          <text:p text:style-name="P14"><text:span text:style-name="T9">10.0.2.10</text:span><text:line-break/></text:p>
          <text:p text:style-name="P14">Use the <text:span text:style-name="T9">tab</text:span> key to go to the next field</text:p>
        </text:list-item>
        <text:list-item>
          <text:p text:style-name="P34">In the Subnet Mask field, enter:</text:p>
          <text:p text:style-name="P26">/24</text:p>
        </text:list-item>
        <text:list-item>
          <text:p text:style-name="P34">Use the <text:span text:style-name="T9">F10</text:span> key to go to the next screen</text:p>
        </text:list-item>
        <text:list-item>
          <text:p text:style-name="P34">Click <text:span text:style-name="T9">alt s</text:span> on your keyboard to change the <text:span text:style-name="SUSE-emphasis.light">Hostname/DNS</text:span></text:p>
        </text:list-item>
        <text:list-item>
          <text:p text:style-name="P34">In the <text:span text:style-name="SUSE-emphasis.light">hostname</text:span> field, enter: <text:span text:style-name="T9">clone-master</text:span></text:p>
          <text:p text:style-name="P14">Use the <text:span text:style-name="T9">tab</text:span> key to go to the Name Server 1 field</text:p>
        </text:list-item>
        <text:list-item>
          <text:p text:style-name="P34">Enter the generic Google DNS or substitute another if you prefer:</text:p>
          <text:p text:style-name="P12">8.8.8.8</text:p>
        </text:list-item>
        <text:list-item>
          <text:p text:style-name="P34"><text:soft-page-break/>Click <text:span text:style-name="T9">alt u</text:span> on your keyboard to change the <text:span text:style-name="SUSE-emphasis.light">Routing</text:span></text:p>
        </text:list-item>
        <text:list-item>
          <text:p text:style-name="P36">In the <text:span text:style-name="SUSE-emphasis.light">Default IPv4 Gateway</text:span> field, enter:</text:p>
          <text:p text:style-name="P13">10.0.2.2</text:p>
        </text:list-item>
        <text:list-item>
          <text:p text:style-name="P37">Select click <text:span text:style-name="T9">alt i</text:span> on your keyboard to select <text:span text:style-name="SUSE-emphasis.light">Enable IPv4 Forwarding</text:span></text:p>
        </text:list-item>
        <text:list-item>
          <text:p text:style-name="P35">Use the <text:span text:style-name="T9">F10</text:span> key to <text:span text:style-name="T8">finish.</text:span></text:p>
        </text:list-item>
        <text:list-item>
          <text:p text:style-name="P36">Ping the gateway. If you get a positive response, then you have set up the network correctly:</text:p>
          <text:p text:style-name="P14"><text:span text:style-name="SUSE-command">ping 10.0.2.2</text:span></text:p>
        </text:list-item>
        <text:list-item>
          <text:p text:style-name="P38">Ping an internet website. <text:s/><text:span text:style-name="T8">If you get a positive response, then you have set up the </text:span>DNS correctly:</text:p>
          <text:p text:style-name="P14"><text:span text:style-name="SUSE-command">ping opensuse.org</text:span></text:p>
        </text:list-item>
        <text:list-item>
          <text:p text:style-name="P38"><text:s/>If either step 19 or 20 gives an error, review the steps in this task.</text:p>
        </text:list-item>
        <text:list-item>
          <text:p text:style-name="P38">Shut down the VM:</text:p>
          <text:p text:style-name="P14"><text:span text:style-name="SUSE-command">halt -p</text:span></text:p>
          <text:p text:style-name="P34"/>
          <text:p text:style-name="P31"/>
          <text:p text:style-name="P39"/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Summary:</text:p>
            <text:p text:style-name="P8">In this <text:span text:style-name="T11">section you set up a new Kubic VM which will be used as a template for creating further VMs.</text:span></text:p>
          </table:table-cell>
        </table:table-row>
      </table:table>
      <text:p text:style-name="Text_20_body"/>
      <text:p text:style-name="P5">(End of Exercise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3-27T16:20:10.039546228</dc:date>
    <meta:editing-duration>PT3H39M58S</meta:editing-duration>
    <meta:editing-cycles>62</meta:editing-cycles>
    <meta:generator>LibreOffice/6.1.3.2$Linux_X86_64 LibreOffice_project/10$Build-2</meta:generator>
    <meta:document-statistic meta:table-count="3" meta:image-count="0" meta:object-count="0" meta:page-count="5" meta:paragraph-count="101" meta:word-count="720" meta:character-count="3889" meta:non-whitespace-character-count="3315"/>
  </office:meta>
</office:document-meta>
</file>